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na@Dina:~$ ping www.sdsu.edu</text:p>
      <text:p text:style-name="Standard">PING www.sdsu.edu (2606:4700:10::6814:4c0) 56 data bytes</text:p>
      <text:p text:style-name="Standard">64 bytes from 2606:4700:10::6814:4c0: icmp_seq=1 ttl=58 time=17.1 ms</text:p>
      <text:p text:style-name="Standard">64 bytes from 2606:4700:10::6814:4c0: icmp_seq=2 ttl=58 time=14.0 ms</text:p>
      <text:p text:style-name="Standard">64 bytes from 2606:4700:10::6814:4c0: icmp_seq=3 ttl=58 time=13.9 ms</text:p>
      <text:p text:style-name="Standard">64 bytes from 2606:4700:10::6814:4c0: icmp_seq=4 ttl=58 time=11.7 ms</text:p>
      <text:p text:style-name="Standard">64 bytes from 2606:4700:10::6814:4c0: icmp_seq=5 ttl=58 time=10.7 ms</text:p>
      <text:p text:style-name="Standard">64 bytes from 2606:4700:10::6814:4c0: icmp_seq=6 ttl=58 time=14.6 ms</text:p>
      <text:p text:style-name="Standard">64 bytes from 2606:4700:10::6814:4c0: icmp_seq=7 ttl=58 time=9.41 ms</text:p>
      <text:p text:style-name="Standard">64 bytes from 2606:4700:10::6814:4c0: icmp_seq=8 ttl=58 time=13.7 ms</text:p>
      <text:p text:style-name="Standard">64 bytes from 2606:4700:10::6814:4c0: icmp_seq=9 ttl=58 time=12.7 ms</text:p>
      <text:p text:style-name="Standard">64 bytes from 2606:4700:10::6814:4c0: icmp_seq=10 ttl=58 time=12.6 ms</text:p>
      <text:p text:style-name="Standard">64 bytes from 2606:4700:10::6814:4c0: icmp_seq=11 ttl=58 time=15.1 ms</text:p>
      <text:p text:style-name="Standard">64 bytes from 2606:4700:10::6814:4c0: icmp_seq=12 ttl=58 time=14.0 ms</text:p>
      <text:p text:style-name="Standard">64 bytes from 2606:4700:10::6814:4c0: icmp_seq=13 ttl=58 time=23.0 ms</text:p>
      <text:p text:style-name="Standard">64 bytes from 2606:4700:10::6814:4c0: icmp_seq=14 ttl=58 time=15.9 ms</text:p>
      <text:p text:style-name="Standard">64 bytes from 2606:4700:10::6814:4c0: icmp_seq=15 ttl=58 time=11.4 ms</text:p>
      <text:p text:style-name="Standard">64 bytes from 2606:4700:10::6814:4c0: icmp_seq=16 ttl=58 time=14.9 ms</text:p>
      <text:p text:style-name="Standard">64 bytes from 2606:4700:10::6814:4c0: icmp_seq=17 ttl=58 time=14.5 ms</text:p>
      <text:p text:style-name="Standard">64 bytes from 2606:4700:10::6814:4c0: icmp_seq=18 ttl=58 time=14.1 ms</text:p>
      <text:p text:style-name="Standard">64 bytes from 2606:4700:10::6814:4c0: icmp_seq=19 ttl=58 time=12.7 ms</text:p>
      <text:p text:style-name="Standard">64 bytes from 2606:4700:10::6814:4c0: icmp_seq=20 ttl=58 time=11.2 ms</text:p>
      <text:p text:style-name="Standard">64 bytes from 2606:4700:10::6814:4c0: icmp_seq=22 ttl=58 time=13.7 ms</text:p>
      <text:p text:style-name="Standard">64 bytes from 2606:4700:10::6814:4c0: icmp_seq=23 ttl=58 time=18.6 ms</text:p>
      <text:p text:style-name="Standard">64 bytes from 2606:4700:10::6814:4c0: icmp_seq=24 ttl=58 time=11.6 ms</text:p>
      <text:p text:style-name="Standard">64 bytes from 2606:4700:10::6814:4c0: icmp_seq=25 ttl=58 time=14.0 ms</text:p>
      <text:p text:style-name="Standard">64 bytes from 2606:4700:10::6814:4c0: icmp_seq=26 ttl=58 time=14.0 ms</text:p>
      <text:p text:style-name="Standard">64 bytes from 2606:4700:10::6814:4c0: icmp_seq=27 ttl=58 time=15.6 ms</text:p>
      <text:p text:style-name="Standard">64 bytes from 2606:4700:10::6814:4c0: icmp_seq=28 ttl=58 time=15.0 ms</text:p>
      <text:p text:style-name="Standard">64 bytes from 2606:4700:10::6814:4c0: icmp_seq=29 ttl=58 time=14.1 ms</text:p>
      <text:p text:style-name="Standard">64 bytes from 2606:4700:10::6814:4c0: icmp_seq=30 ttl=58 time=16.3 ms</text:p>
      <text:p text:style-name="Standard">64 bytes from 2606:4700:10::6814:4c0: icmp_seq=31 ttl=58 time=14.7 ms</text:p>
      <text:p text:style-name="Standard">64 bytes from 2606:4700:10::6814:4c0: icmp_seq=32 ttl=58 time=13.0 ms</text:p>
      <text:p text:style-name="Standard">64 bytes from 2606:4700:10::6814:4c0: icmp_seq=33 ttl=58 time=12.7 ms</text:p>
      <text:p text:style-name="Standard">64 bytes from 2606:4700:10::6814:4c0: icmp_seq=34 ttl=58 time=15.2 ms</text:p>
      <text:p text:style-name="Standard">64 bytes from 2606:4700:10::6814:4c0: icmp_seq=35 ttl=58 time=15.9 ms</text:p>
      <text:p text:style-name="Standard">64 bytes from 2606:4700:10::6814:4c0: icmp_seq=36 ttl=58 time=13.6 ms</text:p>
      <text:p text:style-name="Standard">64 bytes from 2606:4700:10::6814:4c0: icmp_seq=37 ttl=58 time=14.3 ms</text:p>
      <text:p text:style-name="Standard">64 bytes from 2606:4700:10::6814:4c0: icmp_seq=38 ttl=58 time=15.4 ms</text:p>
      <text:p text:style-name="Standard">64 bytes from 2606:4700:10::6814:4c0: icmp_seq=39 ttl=58 time=11.9 ms</text:p>
      <text:p text:style-name="Standard">64 bytes from 2606:4700:10::6814:4c0: icmp_seq=40 ttl=58 time=14.1 ms</text:p>
      <text:p text:style-name="Standard">64 bytes from 2606:4700:10::6814:4c0: icmp_seq=41 ttl=58 time=13.6 ms</text:p>
      <text:p text:style-name="Standard">64 bytes from 2606:4700:10::6814:4c0: icmp_seq=42 ttl=58 time=14.5 ms</text:p>
      <text:p text:style-name="Standard">64 bytes from 2606:4700:10::6814:4c0: icmp_seq=43 ttl=58 time=9.10 ms</text:p>
      <text:p text:style-name="Standard">64 bytes from 2606:4700:10::6814:4c0: icmp_seq=44 ttl=58 time=14.9 ms</text:p>
      <text:p text:style-name="Standard">64 bytes from 2606:4700:10::6814:4c0: icmp_seq=45 ttl=58 time=15.8 ms</text:p>
      <text:p text:style-name="Standard">64 bytes from 2606:4700:10::6814:4c0: icmp_seq=46 ttl=58 time=13.7 ms</text:p>
      <text:p text:style-name="Standard">64 bytes from 2606:4700:10::6814:4c0: icmp_seq=47 ttl=58 time=9.71 ms</text:p>
      <text:p text:style-name="Standard">64 bytes from 2606:4700:10::6814:4c0: icmp_seq=48 ttl=58 time=16.3 ms</text:p>
      <text:p text:style-name="Standard"><text:soft-page-break/>64 bytes from 2606:4700:10::6814:4c0: icmp_seq=49 ttl=58 time=15.2 ms</text:p>
      <text:p text:style-name="Standard">64 bytes from 2606:4700:10::6814:4c0: icmp_seq=50 ttl=58 time=18.7 ms</text:p>
      <text:p text:style-name="Standard">64 bytes from 2606:4700:10::6814:4c0: icmp_seq=51 ttl=58 time=15.5 ms</text:p>
      <text:p text:style-name="Standard">64 bytes from 2606:4700:10::6814:4c0: icmp_seq=52 ttl=58 time=17.0 ms</text:p>
      <text:p text:style-name="Standard">64 bytes from 2606:4700:10::6814:4c0: icmp_seq=53 ttl=58 time=14.9 ms</text:p>
      <text:p text:style-name="Standard">64 bytes from 2606:4700:10::6814:4c0: icmp_seq=54 ttl=58 time=16.0 ms</text:p>
      <text:p text:style-name="Standard">64 bytes from 2606:4700:10::6814:4c0: icmp_seq=55 ttl=58 time=12.3 ms</text:p>
      <text:p text:style-name="Standard">64 bytes from 2606:4700:10::6814:4c0: icmp_seq=56 ttl=58 time=14.8 ms</text:p>
      <text:p text:style-name="Standard">64 bytes from 2606:4700:10::6814:4c0: icmp_seq=57 ttl=58 time=24.7 ms</text:p>
      <text:p text:style-name="Standard">64 bytes from 2606:4700:10::6814:4c0: icmp_seq=58 ttl=58 time=16.3 ms</text:p>
      <text:p text:style-name="Standard">64 bytes from 2606:4700:10::6814:4c0: icmp_seq=59 ttl=58 time=14.1 ms</text:p>
      <text:p text:style-name="Standard">64 bytes from 2606:4700:10::6814:4c0: icmp_seq=60 ttl=58 time=15.2 ms</text:p>
      <text:p text:style-name="Standard">64 bytes from 2606:4700:10::6814:4c0: icmp_seq=61 ttl=58 time=15.9 ms</text:p>
      <text:p text:style-name="Standard">64 bytes from 2606:4700:10::6814:4c0: icmp_seq=62 ttl=58 time=15.6 ms</text:p>
      <text:p text:style-name="Standard">64 bytes from 2606:4700:10::6814:4c0: icmp_seq=63 ttl=58 time=14.0 ms</text:p>
      <text:p text:style-name="Standard">64 bytes from 2606:4700:10::6814:4c0: icmp_seq=64 ttl=58 time=13.5 ms</text:p>
      <text:p text:style-name="Standard">64 bytes from 2606:4700:10::6814:4c0: icmp_seq=65 ttl=58 time=15.3 ms</text:p>
      <text:p text:style-name="Standard">64 bytes from 2606:4700:10::6814:4c0: icmp_seq=66 ttl=58 time=15.5 ms</text:p>
      <text:p text:style-name="Standard">64 bytes from 2606:4700:10::6814:4c0: icmp_seq=67 ttl=58 time=30.7 ms</text:p>
      <text:p text:style-name="Standard">64 bytes from 2606:4700:10::6814:4c0: icmp_seq=68 ttl=58 time=13.3 ms</text:p>
      <text:p text:style-name="Standard">64 bytes from 2606:4700:10::6814:4c0: icmp_seq=69 ttl=58 time=14.3 ms</text:p>
      <text:p text:style-name="Standard">64 bytes from 2606:4700:10::6814:4c0: icmp_seq=70 ttl=58 time=11.3 ms</text:p>
      <text:p text:style-name="Standard">64 bytes from 2606:4700:10::6814:4c0: icmp_seq=71 ttl=58 time=13.0 ms</text:p>
      <text:p text:style-name="Standard">64 bytes from 2606:4700:10::6814:4c0: icmp_seq=72 ttl=58 time=14.1 ms</text:p>
      <text:p text:style-name="Standard">64 bytes from 2606:4700:10::6814:4c0: icmp_seq=73 ttl=58 time=18.7 ms</text:p>
      <text:p text:style-name="Standard">64 bytes from 2606:4700:10::6814:4c0: icmp_seq=74 ttl=58 time=13.9 ms</text:p>
      <text:p text:style-name="Standard">64 bytes from 2606:4700:10::6814:4c0: icmp_seq=75 ttl=58 time=14.7 ms</text:p>
      <text:p text:style-name="Standard">64 bytes from 2606:4700:10::6814:4c0: icmp_seq=76 ttl=58 time=13.1 ms</text:p>
      <text:p text:style-name="Standard">64 bytes from 2606:4700:10::6814:4c0: icmp_seq=77 ttl=58 time=15.5 ms</text:p>
      <text:p text:style-name="Standard">64 bytes from 2606:4700:10::6814:4c0: icmp_seq=78 ttl=58 time=13.5 ms</text:p>
      <text:p text:style-name="Standard">64 bytes from 2606:4700:10::6814:4c0: icmp_seq=79 ttl=58 time=15.6 ms</text:p>
      <text:p text:style-name="Standard">64 bytes from 2606:4700:10::6814:4c0: icmp_seq=80 ttl=58 time=12.0 ms</text:p>
      <text:p text:style-name="Standard">64 bytes from 2606:4700:10::6814:4c0: icmp_seq=81 ttl=58 time=16.1 ms</text:p>
      <text:p text:style-name="Standard">64 bytes from 2606:4700:10::6814:4c0: icmp_seq=82 ttl=58 time=14.0 ms</text:p>
      <text:p text:style-name="Standard">64 bytes from 2606:4700:10::6814:4c0: icmp_seq=83 ttl=58 time=14.8 ms</text:p>
      <text:p text:style-name="Standard">64 bytes from 2606:4700:10::6814:4c0: icmp_seq=84 ttl=58 time=15.1 ms</text:p>
      <text:p text:style-name="Standard">64 bytes from 2606:4700:10::6814:4c0: icmp_seq=85 ttl=58 time=15.3 ms</text:p>
      <text:p text:style-name="Standard">64 bytes from 2606:4700:10::6814:4c0: icmp_seq=86 ttl=58 time=14.3 ms</text:p>
      <text:p text:style-name="Standard">64 bytes from 2606:4700:10::6814:4c0: icmp_seq=87 ttl=58 time=15.6 ms</text:p>
      <text:p text:style-name="Standard">64 bytes from 2606:4700:10::6814:4c0: icmp_seq=88 ttl=58 time=15.2 ms</text:p>
      <text:p text:style-name="Standard">64 bytes from 2606:4700:10::6814:4c0: icmp_seq=89 ttl=58 time=12.2 ms</text:p>
      <text:p text:style-name="Standard">64 bytes from 2606:4700:10::6814:4c0: icmp_seq=90 ttl=58 time=12.4 ms</text:p>
      <text:p text:style-name="Standard">64 bytes from 2606:4700:10::6814:4c0: icmp_seq=91 ttl=58 time=17.8 ms</text:p>
      <text:p text:style-name="Standard">64 bytes from 2606:4700:10::6814:4c0: icmp_seq=92 ttl=58 time=16.0 ms</text:p>
      <text:p text:style-name="Standard">64 bytes from 2606:4700:10::6814:4c0: icmp_seq=93 ttl=58 time=18.9 ms</text:p>
      <text:p text:style-name="Standard">64 bytes from 2606:4700:10::6814:4c0: icmp_seq=94 ttl=58 time=13.3 ms</text:p>
      <text:p text:style-name="Standard">64 bytes from 2606:4700:10::6814:4c0: icmp_seq=95 ttl=58 time=15.1 ms</text:p>
      <text:p text:style-name="Standard">64 bytes from 2606:4700:10::6814:4c0: icmp_seq=96 ttl=58 time=15.9 ms</text:p>
      <text:p text:style-name="Standard">64 bytes from 2606:4700:10::6814:4c0: icmp_seq=97 ttl=58 time=21.9 ms</text:p>
      <text:p text:style-name="Standard"><text:soft-page-break/>64 bytes from 2606:4700:10::6814:4c0: icmp_seq=98 ttl=58 time=31.1 ms</text:p>
      <text:p text:style-name="Standard">64 bytes from 2606:4700:10::6814:4c0: icmp_seq=99 ttl=58 time=15.6 ms</text:p>
      <text:p text:style-name="Standard">64 bytes from 2606:4700:10::6814:4c0: icmp_seq=100 ttl=58 time=24.2 ms</text:p>
      <text:p text:style-name="Standard">64 bytes from 2606:4700:10::6814:4c0: icmp_seq=101 ttl=58 time=15.8 ms</text:p>
      <text:p text:style-name="Standard">64 bytes from 2606:4700:10::6814:4c0: icmp_seq=103 ttl=58 time=14.1 ms</text:p>
      <text:p text:style-name="Standard">64 bytes from 2606:4700:10::6814:4c0: icmp_seq=104 ttl=58 time=39.1 ms</text:p>
      <text:p text:style-name="Standard">64 bytes from 2606:4700:10::6814:4c0: icmp_seq=105 ttl=58 time=14.6 ms</text:p>
      <text:p text:style-name="Standard">64 bytes from 2606:4700:10::6814:4c0: icmp_seq=106 ttl=58 time=14.2 ms</text:p>
      <text:p text:style-name="Standard">64 bytes from 2606:4700:10::6814:4c0: icmp_seq=107 ttl=58 time=14.8 ms</text:p>
      <text:p text:style-name="Standard">64 bytes from 2606:4700:10::6814:4c0: icmp_seq=108 ttl=58 time=15.3 ms</text:p>
      <text:p text:style-name="Standard">64 bytes from 2606:4700:10::6814:4c0: icmp_seq=109 ttl=58 time=13.2 ms</text:p>
      <text:p text:style-name="Standard">64 bytes from 2606:4700:10::6814:4c0: icmp_seq=110 ttl=58 time=13.5 ms</text:p>
      <text:p text:style-name="Standard">64 bytes from 2606:4700:10::6814:4c0: icmp_seq=111 ttl=58 time=16.6 ms</text:p>
      <text:p text:style-name="Standard">64 bytes from 2606:4700:10::6814:4c0: icmp_seq=112 ttl=58 time=14.3 ms</text:p>
      <text:p text:style-name="Standard">64 bytes from 2606:4700:10::6814:4c0: icmp_seq=113 ttl=58 time=13.0 ms</text:p>
      <text:p text:style-name="Standard">64 bytes from 2606:4700:10::6814:4c0: icmp_seq=114 ttl=58 time=14.4 ms</text:p>
      <text:p text:style-name="Standard">64 bytes from 2606:4700:10::6814:4c0: icmp_seq=115 ttl=58 time=14.0 ms</text:p>
      <text:p text:style-name="Standard">64 bytes from 2606:4700:10::6814:4c0: icmp_seq=116 ttl=58 time=16.3 ms</text:p>
      <text:p text:style-name="Standard">64 bytes from 2606:4700:10::6814:4c0: icmp_seq=117 ttl=58 time=14.4 ms</text:p>
      <text:p text:style-name="Standard">64 bytes from 2606:4700:10::6814:4c0: icmp_seq=118 ttl=58 time=15.7 ms</text:p>
      <text:p text:style-name="Standard">64 bytes from 2606:4700:10::6814:4c0: icmp_seq=119 ttl=58 time=14.7 ms</text:p>
      <text:p text:style-name="Standard">64 bytes from 2606:4700:10::6814:4c0: icmp_seq=120 ttl=58 time=29.4 ms</text:p>
      <text:p text:style-name="Standard">64 bytes from 2606:4700:10::6814:4c0: icmp_seq=121 ttl=58 time=24.7 ms</text:p>
      <text:p text:style-name="Standard">64 bytes from 2606:4700:10::6814:4c0: icmp_seq=122 ttl=58 time=14.1 ms</text:p>
      <text:p text:style-name="Standard">64 bytes from 2606:4700:10::6814:4c0: icmp_seq=123 ttl=58 time=17.8 ms</text:p>
      <text:p text:style-name="Standard">64 bytes from 2606:4700:10::6814:4c0: icmp_seq=124 ttl=58 time=14.3 ms</text:p>
      <text:p text:style-name="Standard">64 bytes from 2606:4700:10::6814:4c0: icmp_seq=125 ttl=58 time=13.8 ms</text:p>
      <text:p text:style-name="Standard">64 bytes from 2606:4700:10::6814:4c0: icmp_seq=126 ttl=58 time=14.2 ms</text:p>
      <text:p text:style-name="Standard">64 bytes from 2606:4700:10::6814:4c0: icmp_seq=127 ttl=58 time=15.8 ms</text:p>
      <text:p text:style-name="Standard">c64 bytes from 2606:4700:10::6814:4c0: icmp_seq=128 ttl=58 time=15.8 ms</text:p>
      <text:p text:style-name="Standard">d64 bytes from 2606:4700:10::6814:4c0: icmp_seq=129 ttl=58 time=13.7 ms</text:p>
      <text:p text:style-name="Standard">64 bytes from 2606:4700:10::6814:4c0: icmp_seq=130 ttl=58 time=13.4 ms</text:p>
      <text:p text:style-name="Standard">64 bytes from 2606:4700:10::6814:4c0: icmp_seq=131 ttl=58 time=23.2 ms</text:p>
      <text:p text:style-name="Standard">64 bytes from 2606:4700:10::6814:4c0: icmp_seq=132 ttl=58 time=19.5 ms</text:p>
      <text:p text:style-name="Standard">64 bytes from 2606:4700:10::6814:4c0: icmp_seq=133 ttl=58 time=13.6 ms</text:p>
      <text:p text:style-name="Standard">64 bytes from 2606:4700:10::6814:4c0: icmp_seq=134 ttl=58 time=14.4 ms</text:p>
      <text:p text:style-name="Standard">q64 bytes from 2606:4700:10::6814:4c0: icmp_seq=135 ttl=58 time=12.7 ms</text:p>
      <text:p text:style-name="Standard">64 bytes from 2606:4700:10::6814:4c0: icmp_seq=136 ttl=58 time=14.3 ms</text:p>
      <text:p text:style-name="Standard">64 bytes from 2606:4700:10::6814:4c0: icmp_seq=137 ttl=58 time=15.1 ms</text:p>
      <text:p text:style-name="Standard">64 bytes from 2606:4700:10::6814:4c0: icmp_seq=138 ttl=58 time=13.1 ms</text:p>
      <text:p text:style-name="Standard">tra64 bytes from 2606:4700:10::6814:4c0: icmp_seq=139 ttl=58 time=17.7 ms</text:p>
      <text:p text:style-name="Standard">64 bytes from 2606:4700:10::6814:4c0: icmp_seq=140 ttl=58 time=12.3 ms</text:p>
      <text:p text:style-name="Standard">ce64 bytes from 2606:4700:10::6814:4c0: icmp_seq=141 ttl=58 time=16.3 ms</text:p>
      <text:p text:style-name="Standard">r64 bytes from 2606:4700:10::6814:4c0: icmp_seq=142 ttl=58 time=14.3 ms</text:p>
      <text:p text:style-name="Standard">ou64 bytes from 2606:4700:10::6814:4c0: icmp_seq=143 ttl=58 time=10.7 ms</text:p>
      <text:p text:style-name="Standard">te64 bytes from 2606:4700:10::6814:4c0: icmp_seq=144 ttl=58 time=15.0 ms</text:p>
      <text:p text:style-name="Standard">64 bytes from 2606:4700:10::6814:4c0: icmp_seq=145 ttl=58 time=15.5 ms</text:p>
      <text:p text:style-name="Standard"/>
      <text:p text:style-name="Standard">64 bytes from 2606:4700:10::6814:4c0: icmp_seq=146 ttl=58 time=16.5 ms</text:p>
      <text:p text:style-name="Standard"><text:soft-page-break/></text:p>
      <text:p text:style-name="Standard">64 bytes from 2606:4700:10::6814:4c0: icmp_seq=147 ttl=58 time=16.3 ms</text:p>
      <text:p text:style-name="Standard"/>
      <text:p text:style-name="Standard">64 bytes from 2606:4700:10::6814:4c0: icmp_seq=148 ttl=58 time=10.1 ms</text:p>
      <text:p text:style-name="Standard">64 bytes from 2606:4700:10::6814:4c0: icmp_seq=149 ttl=58 time=14.7 ms</text:p>
      <text:p text:style-name="Standard">64 bytes from 2606:4700:10::6814:4c0: icmp_seq=150 ttl=58 time=22.2 ms</text:p>
      <text:p text:style-name="Standard">64 bytes from 2606:4700:10::6814:4c0: icmp_seq=151 ttl=58 time=15.4 ms</text:p>
      <text:p text:style-name="Standard">64 bytes from 2606:4700:10::6814:4c0: icmp_seq=152 ttl=58 time=16.0 ms</text:p>
      <text:p text:style-name="Standard">64 bytes from 2606:4700:10::6814:4c0: icmp_seq=153 ttl=58 time=14.3 ms</text:p>
      <text:p text:style-name="Standard">64 bytes from 2606:4700:10::6814:4c0: icmp_seq=154 ttl=58 time=14.6 ms</text:p>
      <text:p text:style-name="Standard">64 bytes from 2606:4700:10::6814:4c0: icmp_seq=156 ttl=58 time=24.1 ms</text:p>
      <text:p text:style-name="Standard">64 bytes from 2606:4700:10::6814:4c0: icmp_seq=157 ttl=58 time=11.0 ms</text:p>
      <text:p text:style-name="Standard">64 bytes from 2606:4700:10::6814:4c0: icmp_seq=158 ttl=58 time=15.6 ms</text:p>
      <text:p text:style-name="Standard">64 bytes from 2606:4700:10::6814:4c0: icmp_seq=159 ttl=58 time=15.1 ms</text:p>
      <text:p text:style-name="Standard">64 bytes from 2606:4700:10::6814:4c0: icmp_seq=160 ttl=58 time=15.4 ms</text:p>
      <text:p text:style-name="Standard">64 bytes from 2606:4700:10::6814:4c0: icmp_seq=161 ttl=58 time=73.6 ms</text:p>
      <text:p text:style-name="Standard">64 bytes from 2606:4700:10::6814:4c0: icmp_seq=162 ttl=58 time=16.0 ms</text:p>
      <text:p text:style-name="Standard">64 bytes from 2606:4700:10::6814:4c0: icmp_seq=163 ttl=58 time=13.6 ms</text:p>
      <text:p text:style-name="Standard">64 bytes from 2606:4700:10::6814:4c0: icmp_seq=164 ttl=58 time=15.6 ms</text:p>
      <text:p text:style-name="Standard">64 bytes from 2606:4700:10::6814:4c0: icmp_seq=165 ttl=58 time=14.2 ms</text:p>
      <text:p text:style-name="Standard">64 bytes from 2606:4700:10::6814:4c0: icmp_seq=166 ttl=58 time=21.2 ms</text:p>
      <text:p text:style-name="Standard">64 bytes from 2606:4700:10::6814:4c0: icmp_seq=167 ttl=58 time=16.1 ms</text:p>
      <text:p text:style-name="Standard">64 bytes from 2606:4700:10::6814:4c0: icmp_seq=168 ttl=58 time=13.3 ms</text:p>
      <text:p text:style-name="Standard">64 bytes from 2606:4700:10::6814:4c0: icmp_seq=169 ttl=58 time=14.1 ms</text:p>
      <text:p text:style-name="Standard">64 bytes from 2606:4700:10::6814:4c0: icmp_seq=170 ttl=58 time=13.6 ms</text:p>
      <text:p text:style-name="Standard">64 bytes from 2606:4700:10::6814:4c0: icmp_seq=171 ttl=58 time=14.6 ms</text:p>
      <text:p text:style-name="Standard">64 bytes from 2606:4700:10::6814:4c0: icmp_seq=172 ttl=58 time=15.9 ms</text:p>
      <text:p text:style-name="Standard">64 bytes from 2606:4700:10::6814:4c0: icmp_seq=173 ttl=58 time=14.6 ms</text:p>
      <text:p text:style-name="Standard">64 bytes from 2606:4700:10::6814:4c0: icmp_seq=174 ttl=58 time=22.3 ms</text:p>
      <text:p text:style-name="Standard">64 bytes from 2606:4700:10::6814:4c0: icmp_seq=175 ttl=58 time=15.6 ms</text:p>
      <text:p text:style-name="Standard">64 bytes from 2606:4700:10::6814:4c0: icmp_seq=176 ttl=58 time=16.8 ms</text:p>
      <text:p text:style-name="Standard">64 bytes from 2606:4700:10::6814:4c0: icmp_seq=177 ttl=58 time=14.1 ms</text:p>
      <text:p text:style-name="Standard">64 bytes from 2606:4700:10::6814:4c0: icmp_seq=178 ttl=58 time=17.4 ms</text:p>
      <text:p text:style-name="Standard">64 bytes from 2606:4700:10::6814:4c0: icmp_seq=179 ttl=58 time=25.8 ms</text:p>
      <text:p text:style-name="Standard">64 bytes from 2606:4700:10::6814:4c0: icmp_seq=180 ttl=58 time=45.8 ms</text:p>
      <text:p text:style-name="Standard">64 bytes from 2606:4700:10::6814:4c0: icmp_seq=181 ttl=58 time=26.6 ms</text:p>
      <text:p text:style-name="Standard">64 bytes from 2606:4700:10::6814:4c0: icmp_seq=182 ttl=58 time=16.3 ms</text:p>
      <text:p text:style-name="Standard">64 bytes from 2606:4700:10::6814:4c0: icmp_seq=183 ttl=58 time=20.4 ms</text:p>
      <text:p text:style-name="Standard">64 bytes from 2606:4700:10::6814:4c0: icmp_seq=184 ttl=58 time=14.7 ms</text:p>
      <text:p text:style-name="Standard">64 bytes from 2606:4700:10::6814:4c0: icmp_seq=185 ttl=58 time=16.6 ms</text:p>
      <text:p text:style-name="Standard">64 bytes from 2606:4700:10::6814:4c0: icmp_seq=186 ttl=58 time=14.8 ms</text:p>
      <text:p text:style-name="Standard">64 bytes from 2606:4700:10::6814:4c0: icmp_seq=187 ttl=58 time=16.4 ms</text:p>
      <text:p text:style-name="Standard">64 bytes from 2606:4700:10::6814:4c0: icmp_seq=188 ttl=58 time=15.7 ms</text:p>
      <text:p text:style-name="Standard">64 bytes from 2606:4700:10::6814:4c0: icmp_seq=189 ttl=58 time=15.2 ms</text:p>
      <text:p text:style-name="Standard">64 bytes from 2606:4700:10::6814:4c0: icmp_seq=190 ttl=58 time=16.0 ms</text:p>
      <text:p text:style-name="Standard">64 bytes from 2606:4700:10::6814:4c0: icmp_seq=191 ttl=58 time=13.5 ms</text:p>
      <text:p text:style-name="Standard">64 bytes from 2606:4700:10::6814:4c0: icmp_seq=192 ttl=58 time=16.4 ms</text:p>
      <text:p text:style-name="Standard">64 bytes from 2606:4700:10::6814:4c0: icmp_seq=193 ttl=58 time=12.8 ms</text:p>
      <text:p text:style-name="Standard">64 bytes from 2606:4700:10::6814:4c0: icmp_seq=194 ttl=58 time=13.3 ms</text:p>
      <text:p text:style-name="Standard"><text:soft-page-break/>64 bytes from 2606:4700:10::6814:4c0: icmp_seq=195 ttl=58 time=15.0 ms</text:p>
      <text:p text:style-name="Standard">64 bytes from 2606:4700:10::6814:4c0: icmp_seq=196 ttl=58 time=12.8 ms</text:p>
      <text:p text:style-name="Standard">64 bytes from 2606:4700:10::6814:4c0: icmp_seq=197 ttl=58 time=16.6 ms</text:p>
      <text:p text:style-name="Standard">64 bytes from 2606:4700:10::6814:4c0: icmp_seq=198 ttl=58 time=17.9 ms</text:p>
      <text:p text:style-name="Standard">64 bytes from 2606:4700:10::6814:4c0: icmp_seq=199 ttl=58 time=15.9 ms</text:p>
      <text:p text:style-name="Standard">64 bytes from 2606:4700:10::6814:4c0: icmp_seq=200 ttl=58 time=17.4 ms</text:p>
      <text:p text:style-name="Standard">stop64 bytes from 2606:4700:10::6814:4c0: icmp_seq=201 ttl=58 time=16.7 ms</text:p>
      <text:p text:style-name="Standard">64 bytes from 2606:4700:10::6814:4c0: icmp_seq=202 ttl=58 time=15.0 ms</text:p>
      <text:p text:style-name="Standard">64 bytes from 2606:4700:10::6814:4c0: icmp_seq=203 ttl=58 time=14.7 ms</text:p>
      <text:p text:style-name="Standard"/>
      <text:p text:style-name="Standard">64 bytes from 2606:4700:10::6814:4c0: icmp_seq=204 ttl=58 time=15.4 ms</text:p>
      <text:p text:style-name="Standard">64 bytes from 2606:4700:10::6814:4c0: icmp_seq=205 ttl=58 time=18.7 ms</text:p>
      <text:p text:style-name="Standard">64 bytes from 2606:4700:10::6814:4c0: icmp_seq=206 ttl=58 time=15.8 ms</text:p>
      <text:p text:style-name="Standard">64 bytes from 2606:4700:10::6814:4c0: icmp_seq=207 ttl=58 time=15.4 ms</text:p>
      <text:p text:style-name="Standard">64 bytes from 2606:4700:10::6814:4c0: icmp_seq=208 ttl=58 time=13.0 ms</text:p>
      <text:p text:style-name="Standard">64 bytes from 2606:4700:10::6814:4c0: icmp_seq=209 ttl=58 time=17.4 ms</text:p>
      <text:p text:style-name="Standard">64 bytes from 2606:4700:10::6814:4c0: icmp_seq=210 ttl=58 time=20.8 ms</text:p>
      <text:p text:style-name="Standard">64 bytes from 2606:4700:10::6814:4c0: icmp_seq=211 ttl=58 time=14.1 ms</text:p>
      <text:p text:style-name="Standard">64 bytes from 2606:4700:10::6814:4c0: icmp_seq=212 ttl=58 time=16.9 ms</text:p>
      <text:p text:style-name="Standard">64 bytes from 2606:4700:10::6814:4c0: icmp_seq=213 ttl=58 time=13.7 ms</text:p>
      <text:p text:style-name="Standard">64 bytes from 2606:4700:10::6814:4c0: icmp_seq=214 ttl=58 time=16.1 ms</text:p>
      <text:p text:style-name="Standard">64 bytes from 2606:4700:10::6814:4c0: icmp_seq=215 ttl=58 time=44.2 ms</text:p>
      <text:p text:style-name="Standard">64 bytes from 2606:4700:10::6814:4c0: icmp_seq=216 ttl=58 time=15.6 ms</text:p>
      <text:p text:style-name="Standard">64 bytes from 2606:4700:10::6814:4c0: icmp_seq=217 ttl=58 time=14.1 ms</text:p>
      <text:p text:style-name="Standard">64 bytes from 2606:4700:10::6814:4c0: icmp_seq=218 ttl=58 time=16.8 ms</text:p>
      <text:p text:style-name="Standard">64 bytes from 2606:4700:10::6814:4c0: icmp_seq=219 ttl=58 time=15.7 ms</text:p>
      <text:p text:style-name="Standard">64 bytes from 2606:4700:10::6814:4c0: icmp_seq=220 ttl=58 time=15.6 ms</text:p>
      <text:p text:style-name="Standard">64 bytes from 2606:4700:10::6814:4c0: icmp_seq=221 ttl=58 time=24.3 ms</text:p>
      <text:p text:style-name="Standard">64 bytes from 2606:4700:10::6814:4c0: icmp_seq=222 ttl=58 time=15.5 ms</text:p>
      <text:p text:style-name="Standard">64 bytes from 2606:4700:10::6814:4c0: icmp_seq=223 ttl=58 time=13.7 ms</text:p>
      <text:p text:style-name="Standard">64 bytes from 2606:4700:10::6814:4c0: icmp_seq=224 ttl=58 time=13.7 ms</text:p>
      <text:p text:style-name="Standard">64 bytes from 2606:4700:10::6814:4c0: icmp_seq=225 ttl=58 time=18.4 ms</text:p>
      <text:p text:style-name="Standard">64 bytes from 2606:4700:10::6814:4c0: icmp_seq=226 ttl=58 time=14.7 ms</text:p>
      <text:p text:style-name="Standard">64 bytes from 2606:4700:10::6814:4c0: icmp_seq=227 ttl=58 time=16.8 ms</text:p>
      <text:p text:style-name="Standard">64 bytes from 2606:4700:10::6814:4c0: icmp_seq=228 ttl=58 time=26.2 ms</text:p>
      <text:p text:style-name="Standard">64 bytes from 2606:4700:10::6814:4c0: icmp_seq=229 ttl=58 time=15.1 ms</text:p>
      <text:p text:style-name="Standard">64 bytes from 2606:4700:10::6814:4c0: icmp_seq=230 ttl=58 time=15.7 ms</text:p>
      <text:p text:style-name="Standard">64 bytes from 2606:4700:10::6814:4c0: icmp_seq=231 ttl=58 time=15.3 ms</text:p>
      <text:p text:style-name="Standard">64 bytes from 2606:4700:10::6814:4c0: icmp_seq=232 ttl=58 time=12.8 ms</text:p>
      <text:p text:style-name="Standard">64 bytes from 2606:4700:10::6814:4c0: icmp_seq=233 ttl=58 time=12.6 ms</text:p>
      <text:p text:style-name="Standard">64 bytes from 2606:4700:10::6814:4c0: icmp_seq=234 ttl=58 time=13.8 ms</text:p>
      <text:p text:style-name="Standard">64 bytes from 2606:4700:10::6814:4c0: icmp_seq=235 ttl=58 time=16.8 ms</text:p>
      <text:p text:style-name="Standard">64 bytes from 2606:4700:10::6814:4c0: icmp_seq=236 ttl=58 time=6.31 ms</text:p>
      <text:p text:style-name="Standard">64 bytes from 2606:4700:10::6814:4c0: icmp_seq=237 ttl=58 time=15.8 ms</text:p>
      <text:p text:style-name="Standard">64 bytes from 2606:4700:10::6814:4c0: icmp_seq=238 ttl=58 time=13.1 ms</text:p>
      <text:p text:style-name="Standard">64 bytes from 2606:4700:10::6814:4c0: icmp_seq=239 ttl=58 time=14.6 ms</text:p>
      <text:p text:style-name="Standard">64 bytes from 2606:4700:10::6814:4c0: icmp_seq=240 ttl=58 time=14.6 ms</text:p>
      <text:p text:style-name="Standard">64 bytes from 2606:4700:10::6814:4c0: icmp_seq=241 ttl=58 time=13.2 ms</text:p>
      <text:p text:style-name="Standard">64 bytes from 2606:4700:10::6814:4c0: icmp_seq=242 ttl=58 time=20.9 ms</text:p>
      <text:p text:style-name="Standard"><text:soft-page-break/>64 bytes from 2606:4700:10::6814:4c0: icmp_seq=243 ttl=58 time=16.1 ms</text:p>
      <text:p text:style-name="Standard">64 bytes from 2606:4700:10::6814:4c0: icmp_seq=244 ttl=58 time=14.2 ms</text:p>
      <text:p text:style-name="Standard">64 bytes from 2606:4700:10::6814:4c0: icmp_seq=245 ttl=58 time=14.7 ms</text:p>
      <text:p text:style-name="Standard">64 bytes from 2606:4700:10::6814:4c0: icmp_seq=246 ttl=58 time=14.4 ms</text:p>
      <text:p text:style-name="Standard">64 bytes from 2606:4700:10::6814:4c0: icmp_seq=247 ttl=58 time=13.5 ms</text:p>
      <text:p text:style-name="Standard">64 bytes from 2606:4700:10::6814:4c0: icmp_seq=248 ttl=58 time=14.7 ms</text:p>
      <text:p text:style-name="Standard">64 bytes from 2606:4700:10::6814:4c0: icmp_seq=249 ttl=58 time=12.8 ms</text:p>
      <text:p text:style-name="Standard">64 bytes from 2606:4700:10::6814:4c0: icmp_seq=250 ttl=58 time=12.4 ms</text:p>
      <text:p text:style-name="Standard">64 bytes from 2606:4700:10::6814:4c0: icmp_seq=251 ttl=58 time=14.7 ms</text:p>
      <text:p text:style-name="Standard">64 bytes from 2606:4700:10::6814:4c0: icmp_seq=252 ttl=58 time=9.37 ms</text:p>
      <text:p text:style-name="Standard">64 bytes from 2606:4700:10::6814:4c0: icmp_seq=253 ttl=58 time=16.1 ms</text:p>
      <text:p text:style-name="Standard">64 bytes from 2606:4700:10::6814:4c0: icmp_seq=254 ttl=58 time=14.9 ms</text:p>
      <text:p text:style-name="Standard">64 bytes from 2606:4700:10::6814:4c0: icmp_seq=255 ttl=58 time=13.4 ms</text:p>
      <text:p text:style-name="Standard">64 bytes from 2606:4700:10::6814:4c0: icmp_seq=256 ttl=58 time=14.5 ms</text:p>
      <text:p text:style-name="Standard">64 bytes from 2606:4700:10::6814:4c0: icmp_seq=257 ttl=58 time=16.6 ms</text:p>
      <text:p text:style-name="Standard">64 bytes from 2606:4700:10::6814:4c0: icmp_seq=258 ttl=58 time=12.6 ms</text:p>
      <text:p text:style-name="Standard">64 bytes from 2606:4700:10::6814:4c0: icmp_seq=259 ttl=58 time=14.1 ms</text:p>
      <text:p text:style-name="Standard">64 bytes from 2606:4700:10::6814:4c0: icmp_seq=260 ttl=58 time=12.8 ms</text:p>
      <text:p text:style-name="Standard">64 bytes from 2606:4700:10::6814:4c0: icmp_seq=261 ttl=58 time=13.7 ms</text:p>
      <text:p text:style-name="Standard">64 bytes from 2606:4700:10::6814:4c0: icmp_seq=262 ttl=58 time=16.9 ms</text:p>
      <text:p text:style-name="Standard">64 bytes from 2606:4700:10::6814:4c0: icmp_seq=263 ttl=58 time=12.4 ms</text:p>
      <text:p text:style-name="Standard">64 bytes from 2606:4700:10::6814:4c0: icmp_seq=264 ttl=58 time=15.5 ms</text:p>
      <text:p text:style-name="Standard">64 bytes from 2606:4700:10::6814:4c0: icmp_seq=265 ttl=58 time=12.9 ms</text:p>
      <text:p text:style-name="Standard">64 bytes from 2606:4700:10::6814:4c0: icmp_seq=266 ttl=58 time=18.5 ms</text:p>
      <text:p text:style-name="Standard">64 bytes from 2606:4700:10::6814:4c0: icmp_seq=267 ttl=58 time=14.9 ms</text:p>
      <text:p text:style-name="Standard">64 bytes from 2606:4700:10::6814:4c0: icmp_seq=268 ttl=58 time=13.1 ms</text:p>
      <text:p text:style-name="Standard">64 bytes from 2606:4700:10::6814:4c0: icmp_seq=269 ttl=58 time=11.9 ms</text:p>
      <text:p text:style-name="Standard">64 bytes from 2606:4700:10::6814:4c0: icmp_seq=270 ttl=58 time=14.9 ms</text:p>
      <text:p text:style-name="Standard">64 bytes from 2606:4700:10::6814:4c0: icmp_seq=271 ttl=58 time=13.8 ms</text:p>
      <text:p text:style-name="Standard">64 bytes from 2606:4700:10::6814:4c0: icmp_seq=272 ttl=58 time=16.2 ms</text:p>
      <text:p text:style-name="Standard">64 bytes from 2606:4700:10::6814:4c0: icmp_seq=273 ttl=58 time=14.7 ms</text:p>
      <text:p text:style-name="Standard">64 bytes from 2606:4700:10::6814:4c0: icmp_seq=274 ttl=58 time=15.6 ms</text:p>
      <text:p text:style-name="Standard">^C</text:p>
      <text:p text:style-name="Standard">--- www.sdsu.edu ping statistics ---</text:p>
      <text:p text:style-name="Standard">274 packets transmitted, 271 received, 1.09489% packet loss, time 273428ms</text:p>
      <text:p text:style-name="Standard">rtt min/avg/max/mdev = 6.314/15.872/73.638/5.573 ms</text:p>
      <text:p text:style-name="Standard">dina@Dina:~$ traeroute www.google.com</text:p>
      <text:p text:style-name="Standard">Command 'traeroute' not found, did you mean:</text:p>
      <text:p text:style-name="Standard"><text:s text:c="2"/>command 'traceroute' from deb inetutils-traceroute (2:2.4-3ubuntu1)</text:p>
      <text:p text:style-name="Standard"><text:s text:c="2"/>command 'traceroute' from deb traceroute (1:2.1.5-1)</text:p>
      <text:p text:style-name="Standard">Try: sudo apt install &lt;deb name&gt;</text:p>
      <text:p text:style-name="Standard">dina@Dina:~$ traceroute www.google.com</text:p>
      <text:p text:style-name="Standard">Command 'traceroute' not found, but can be installed with:</text:p>
      <text:p text:style-name="Standard">sudo apt install inetutils-traceroute <text:s/># version 2:2.4-3ubuntu1, or</text:p>
      <text:p text:style-name="Standard">sudo apt install traceroute <text:s text:c="11"/># version 1:2.1.5-1</text:p>
      <text:p text:style-name="Standard">dina@Dina:~$ sudo apt install traceroute</text:p>
      <text:p text:style-name="Standard">[sudo] password for dina: <text:s text:c="6"/></text:p>
      <text:p text:style-name="Standard">Reading package lists... Done</text:p>
      <text:p text:style-name="Standard">Building dependency tree... Done</text:p>
      <text:p text:style-name="Standard"><text:soft-page-break/>Reading state information... Done</text:p>
      <text:p text:style-name="Standard">The following NEW packages will be installed:</text:p>
      <text:p text:style-name="Standard"><text:s text:c="2"/>traceroute</text:p>
      <text:p text:style-name="Standard">0 upgraded, 1 newly installed, 0 to remove and 0 not upgraded.</text:p>
      <text:p text:style-name="Standard">Need to get 60.5 kB of archives.</text:p>
      <text:p text:style-name="Standard">After this operation, 162 kB of additional disk space will be used.</text:p>
      <text:p text:style-name="Standard">Get:1 http://archive.ubuntu.com/ubuntu noble/universe amd64 traceroute amd64 1:2.1.5-1 [60.5 kB]</text:p>
      <text:p text:style-name="Standard">Fetched 60.5 kB in 1s (94.1 kB/s) <text:s text:c="4"/></text:p>
      <text:p text:style-name="Standard">Selecting previously unselected package traceroute.</text:p>
      <text:p text:style-name="Standard">(Reading database ... 502010 files and directories currently installed.)</text:p>
      <text:p text:style-name="Standard">Preparing to unpack .../traceroute_1%3a2.1.5-1_amd64.deb ...</text:p>
      <text:p text:style-name="Standard">Unpacking traceroute (1:2.1.5-1) ...</text:p>
      <text:p text:style-name="Standard">Setting up traceroute (1:2.1.5-1) ...</text:p>
      <text:p text:style-name="Standard">update-alternatives: using /usr/bin/traceroute.db to provide /usr/bin/traceroute (traceroute) in auto mode</text:p>
      <text:p text:style-name="Standard">update-alternatives: using /usr/bin/traceroute6.db to provide /usr/bin/traceroute6 (traceroute6) in auto mode</text:p>
      <text:p text:style-name="Standard">update-alternatives: using /usr/bin/lft.db to provide /usr/bin/lft (lft) in auto mode</text:p>
      <text:p text:style-name="Standard">update-alternatives: using /usr/bin/traceproto.db to provide /usr/bin/traceproto (traceproto) in auto mode</text:p>
      <text:p text:style-name="Standard">update-alternatives: using /usr/sbin/tcptraceroute.db to provide /usr/sbin/tcptraceroute (tcptraceroute) in aut</text:p>
      <text:p text:style-name="Standard">o mode</text:p>
      <text:p text:style-name="Standard">Processing triggers for man-db (2.12.0-4build2) ...</text:p>
      <text:p text:style-name="Standard">dina@Dina:~$ traceroute www.google.com</text:p>
      <text:p text:style-name="Standard">traceroute to www.google.com (142.250.191.36), 30 hops max, 60 byte packets</text:p>
      <text:p text:style-name="Standard"><text:s/>1 <text:s/>_gateway (192.168.1.1) <text:s/>2.994 ms <text:s/>3.078 ms <text:s/>3.038 ms</text:p>
      <text:p text:style-name="Standard"><text:s/>2 <text:s/>192.168.0.1 (192.168.0.1) <text:s/>3.000 ms <text:s/>3.986 ms <text:s/>4.179 ms</text:p>
      <text:p text:style-name="Standard"><text:s/>3 <text:s/>10.146.88.1 (10.146.88.1) <text:s/>16.994 ms <text:s/>17.664 ms <text:s/>17.122 ms</text:p>
      <text:p text:style-name="Standard"><text:s/>4 <text:s/>100.120.111.8 (100.120.111.8) <text:s/>24.646 ms <text:s/>25.571 ms <text:s/>26.057 ms</text:p>
      <text:p text:style-name="Standard"><text:s/>5 <text:s/>100.120.108.12 (100.120.108.12) <text:s/>24.509 ms <text:s/>25.433 ms <text:s/>25.938 ms</text:p>
      <text:p text:style-name="Standard"><text:s/>6 <text:s/>langbprj01-ae1.rd.la.cox.net (68.1.1.13) <text:s/>27.965 ms * *</text:p>
      <text:p text:style-name="Standard"><text:s/>7 <text:s/>74.125.51.136 (74.125.51.136) <text:s/>15.098 ms 72.14.242.92 (72.14.242.92) <text:s/>25.960 ms 142.250.160.210 (142.250.160.210) <text:s/>30.617 ms</text:p>
      <text:p text:style-name="Standard"><text:s/>8 <text:s/>* * *</text:p>
      <text:p text:style-name="Standard"><text:s/>9 <text:s/>74.125.243.88 (74.125.243.88) <text:s/>29.974 ms 142.250.226.42 (142.250.226.42) <text:s/>29.897 ms 142.250.231.88 (142.250.231.88) <text:s/>29.883 ms</text:p>
      <text:p text:style-name="Standard">10 <text:s/>108.170.230.131 (108.170.230.131) <text:s/>25.796 ms 74.125.243.88 (74.125.243.88) <text:s/>24.148 ms 108.170.234.41 (108.170.234.41) <text:s/>25.404 ms</text:p>
      <text:p text:style-name="Standard">11 <text:s/>108.170.230.131 (108.170.230.131) <text:s/>29.249 ms 108.170.234.37 (108.170.234.37) <text:s/>28.968 ms 108.170.234.38 (108.170.234.38) <text:s/>28.948 ms</text:p>
      <text:p text:style-name="Standard">12 <text:s/>142.251.68.53 (142.251.68.53) <text:s/>29.679 ms 142.251.68.57 (142.251.68.57) <text:s/>28.762 ms 142.251.68.50 (142.251.68.50) <text:s/>28.403 ms</text:p>
      <text:p text:style-name="Standard">13 <text:s/>74.125.253.148 (74.125.253.148) <text:s/>27.972 ms 142.250.234.136 (142.250.234.136) <text:s/>31.802 ms 142.250.234.140 (142.250.234.140) <text:s/>23.438 ms</text:p>
      <text:p text:style-name="Standard">14 <text:s/>192.178.105.107 (192.178.105.107) <text:s/>23.676 ms 192.178.105.99 (192.178.105.99) <text:s/>24.861 ms 172.253.50.217 (172.253.50.217) <text:s/>24.778 ms</text:p>
      <text:p text:style-name="Standard">15 <text:s/>nuq04s42-in-f4.1e100.net (142.250.191.36) <text:s/>25.041 ms 142.251.65.127 (142.251.65.127) <text:s/>24.699 ms 142.251.65.129 (142.251.65.129) <text:s/>24.367 ms</text:p>
      <text:p text:style-name="Standard">dina@Dina:~$ wget http://www.doc.ic.ac.uk/~wjk/UnixIntro/Exercise5.html</text:p>
      <text:p text:style-name="Standard"><text:soft-page-break/>--2025-02-12 21:52:07-- <text:s/>http://www.doc.ic.ac.uk/~wjk/UnixIntro/Exercise5.html</text:p>
      <text:p text:style-name="Standard">Resolving www.doc.ic.ac.uk (www.doc.ic.ac.uk)... 146.169.13.6</text:p>
      <text:p text:style-name="Standard">Connecting to www.doc.ic.ac.uk (www.doc.ic.ac.uk)|146.169.13.6|:80... connected.</text:p>
      <text:p text:style-name="Standard">HTTP request sent, awaiting response... 200 OK</text:p>
      <text:p text:style-name="Standard">Length: 3968 (3.9K) [text/html]</text:p>
      <text:p text:style-name="Standard">Saving to: ‘Exercise5.html’</text:p>
      <text:p text:style-name="Standard"/>
      <text:p text:style-name="Standard">Exercise5.html <text:s text:c="13"/>100%[==========================================&gt;] <text:s text:c="2"/>3.88K <text:s/>--.-KB/s <text:s text:c="3"/>in 0s <text:s text:c="5"/></text:p>
      <text:p text:style-name="Standard"/>
      <text:p text:style-name="Standard">2025-02-12 21:52:09 (124 MB/s) - ‘Exercise5.html’ saved [3968/3968]</text:p>
      <text:p text:style-name="Standard"/>
      <text:p text:style-name="Standard">dina@Dina:~$ sed</text:p>
      <text:p text:style-name="Standard">Usage: sed [OPTION]... {script-only-if-no-other-script} [input-file]...</text:p>
      <text:p text:style-name="Standard"/>
      <text:p text:style-name="Standard"><text:s text:c="2"/>-n, --quiet, --silent</text:p>
      <text:p text:style-name="Standard"><text:s text:c="17"/>suppress automatic printing of pattern space</text:p>
      <text:p text:style-name="Standard"><text:s text:c="6"/>--debug</text:p>
      <text:p text:style-name="Standard"><text:s text:c="17"/>annotate program execution</text:p>
      <text:p text:style-name="Standard"><text:s text:c="2"/>-e script, --expression=script</text:p>
      <text:p text:style-name="Standard"><text:s text:c="17"/>add the script to the commands to be executed</text:p>
      <text:p text:style-name="Standard"><text:s text:c="2"/>-f script-file, --file=script-file</text:p>
      <text:p text:style-name="Standard"><text:s text:c="17"/>add the contents of script-file to the commands to be executed</text:p>
      <text:p text:style-name="Standard"><text:s text:c="2"/>--follow-symlinks</text:p>
      <text:p text:style-name="Standard"><text:s text:c="17"/>follow symlinks when processing in place</text:p>
      <text:p text:style-name="Standard"><text:s text:c="2"/>-i[SUFFIX], --in-place[=SUFFIX]</text:p>
      <text:p text:style-name="Standard"><text:s text:c="17"/>edit files in place (makes backup if SUFFIX supplied)</text:p>
      <text:p text:style-name="Standard"><text:s text:c="2"/>-l N, --line-length=N</text:p>
      <text:p text:style-name="Standard"><text:s text:c="17"/>specify the desired line-wrap length for the `l' command</text:p>
      <text:p text:style-name="Standard"><text:s text:c="2"/>--posix</text:p>
      <text:p text:style-name="Standard"><text:s text:c="17"/>disable all GNU extensions.</text:p>
      <text:p text:style-name="Standard"><text:s text:c="2"/>-E, -r, --regexp-extended</text:p>
      <text:p text:style-name="Standard"><text:s text:c="17"/>use extended regular expressions in the script</text:p>
      <text:p text:style-name="Standard"><text:s text:c="17"/>(for portability use POSIX -E).</text:p>
      <text:p text:style-name="Standard"><text:s text:c="2"/>-s, --separate</text:p>
      <text:p text:style-name="Standard"><text:s text:c="17"/>consider files as separate rather than as a single,</text:p>
      <text:p text:style-name="Standard"><text:s text:c="17"/>continuous long stream.</text:p>
      <text:p text:style-name="Standard"><text:s text:c="6"/>--sandbox</text:p>
      <text:p text:style-name="Standard"><text:s text:c="17"/>operate in sandbox mode (disable e/r/w commands).</text:p>
      <text:p text:style-name="Standard"><text:s text:c="2"/>-u, --unbuffered</text:p>
      <text:p text:style-name="Standard"><text:s text:c="17"/>load minimal amounts of data from the input files and flush</text:p>
      <text:p text:style-name="Standard"><text:s text:c="17"/>the output buffers more often</text:p>
      <text:p text:style-name="Standard"><text:s text:c="2"/>-z, --null-data</text:p>
      <text:p text:style-name="Standard"><text:s text:c="17"/>separate lines by NUL characters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If no -e, --expression, -f, or --file option is given, then the first</text:p>
      <text:p text:style-name="Standard">non-option argument is taken as the sed script to interpret. <text:s/>All</text:p>
      <text:p text:style-name="Standard"><text:soft-page-break/>remaining arguments are names of input files; if no input files are</text:p>
      <text:p text:style-name="Standard">specified, then the standard input is read.</text:p>
      <text:p text:style-name="Standard"/>
      <text:p text:style-name="Standard">GNU sed home page: &lt;https://www.gnu.org/software/sed/&gt;.</text:p>
      <text:p text:style-name="Standard">General help using GNU software: &lt;https://www.gnu.org/gethelp/&gt;.</text:p>
      <text:p text:style-name="Standard">dina@Dina:~$ who</text:p>
      <text:p text:style-name="Standard">dina <text:s text:c="4"/>tty7 <text:s text:c="8"/>2025-02-12 21:28 (:0)</text:p>
      <text:p text:style-name="Standard">dina@Dina:~$ finguer</text:p>
      <text:p text:style-name="Standard">Command 'finguer' not found, did you mean:</text:p>
      <text:p text:style-name="Standard"><text:s text:c="2"/>command 'finger' from deb finger (0.17-17)</text:p>
      <text:p text:style-name="Standard">Try: sudo apt install &lt;deb name&gt;</text:p>
      <text:p text:style-name="Standard">dina@Dina:~$ finger</text:p>
      <text:p text:style-name="Standard">Command 'finger' not found, but can be installed with:</text:p>
      <text:p text:style-name="Standard">sudo apt install finger</text:p>
      <text:p text:style-name="Standard">dina@Dina:~$ sudo apt install finger</text:p>
      <text:p text:style-name="Standard">[sudo] password for dina: <text:s text:c="6"/>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NEW packages will be installed:</text:p>
      <text:p text:style-name="Standard"><text:s text:c="2"/>finger</text:p>
      <text:p text:style-name="Standard">0 upgraded, 1 newly installed, 0 to remove and 0 not upgraded.</text:p>
      <text:p text:style-name="Standard">Need to get 16.9 kB of archives.</text:p>
      <text:p text:style-name="Standard">After this operation, 51.2 kB of additional disk space will be used.</text:p>
      <text:p text:style-name="Standard">Get:1 http://archive.ubuntu.com/ubuntu noble/universe amd64 finger amd64 0.17-17 [16.9 kB]</text:p>
      <text:p text:style-name="Standard">Fetched 16.9 kB in 0s (34.0 kB/s) </text:p>
      <text:p text:style-name="Standard">Selecting previously unselected package finger.</text:p>
      <text:p text:style-name="Standard">(Reading database ... 502030 files and directories currently installed.)</text:p>
      <text:p text:style-name="Standard">Preparing to unpack .../finger_0.17-17_amd64.deb ...</text:p>
      <text:p text:style-name="Standard">Unpacking finger (0.17-17) ...</text:p>
      <text:p text:style-name="Standard">Setting up finger (0.17-17) ...</text:p>
      <text:p text:style-name="Standard">Processing triggers for man-db (2.12.0-4build2) ...</text:p>
      <text:p text:style-name="Standard">dina@Dina:~$ finger</text:p>
      <text:p text:style-name="Standard">Login <text:s text:c="4"/>Name <text:s text:c="6"/>Tty <text:s text:c="5"/>Idle <text:s/>Login Time <text:s text:c="2"/>Office <text:s text:c="4"/>Office Phone</text:p>
      <text:p text:style-name="Standard">dina <text:s text:c="5"/>Dina <text:s text:c="6"/>tty7 <text:s text:c="6"/>31 <text:s/>Feb 12 21:28 (:0)</text:p>
      <text:p text:style-name="Standard">dina@Dina:~$ write "mesg n"</text:p>
      <text:p text:style-name="Standard">write: effective gid does not match group of /dev/pts/0</text:p>
      <text:p text:style-name="Standard">dina@Dina:~$ ps -u $(whoami)</text:p>
      <text:p text:style-name="Standard"><text:s text:c="4"/>PID TTY <text:s text:c="9"/>TIME CMD</text:p>
      <text:p text:style-name="Standard"><text:s text:c="3"/>1193 ? <text:s text:c="7"/>00:00:00 systemd</text:p>
      <text:p text:style-name="Standard"><text:s text:c="3"/>1194 ? <text:s text:c="7"/>00:00:00 (sd-pam)</text:p>
      <text:p text:style-name="Standard"><text:s text:c="3"/>1206 ? <text:s text:c="7"/>00:00:00 pipewire</text:p>
      <text:p text:style-name="Standard"><text:s text:c="3"/>1207 ? <text:s text:c="7"/>00:00:00 pipewire</text:p>
      <text:p text:style-name="Standard"><text:s text:c="3"/>1208 ? <text:s text:c="7"/>00:00:00 wireplumber</text:p>
      <text:p text:style-name="Standard"><text:s text:c="3"/>1210 ? <text:s text:c="7"/>00:00:00 pipewire-pulse</text:p>
      <text:p text:style-name="Standard"><text:s text:c="3"/>1211 ? <text:s text:c="7"/>00:00:00 gnome-keyring-d</text:p>
      <text:p text:style-name="Standard"><text:s text:c="3"/>1212 ? <text:s text:c="7"/>00:00:00 dbus-daemon</text:p>
      <text:p text:style-name="Standard"><text:s text:c="3"/>1228 ? <text:s text:c="7"/>00:00:00 gvfsd</text:p>
      <text:p text:style-name="Standard"><text:s text:c="3"/>1230 ? <text:s text:c="7"/>00:00:00 cinnamon-sessio</text:p>
      <text:p text:style-name="Standard"><text:soft-page-break/><text:s text:c="3"/>1245 ? <text:s text:c="7"/>00:00:00 gvfsd-fuse</text:p>
      <text:p text:style-name="Standard"><text:s text:c="3"/>1330 ? <text:s text:c="7"/>00:00:00 xdg-permission-</text:p>
      <text:p text:style-name="Standard"><text:s text:c="3"/>1473 ? <text:s text:c="7"/>00:00:00 csd-clipboard</text:p>
      <text:p text:style-name="Standard"><text:s text:c="3"/>1474 ? <text:s text:c="7"/>00:00:00 at-spi-bus-laun</text:p>
      <text:p text:style-name="Standard"><text:s text:c="3"/>1475 ? <text:s text:c="7"/>00:00:00 csd-power</text:p>
      <text:p text:style-name="Standard"><text:s text:c="3"/>1476 ? <text:s text:c="7"/>00:00:00 csd-keyboard</text:p>
      <text:p text:style-name="Standard"><text:s text:c="3"/>1479 ? <text:s text:c="7"/>00:00:00 csd-a11y-settin</text:p>
      <text:p text:style-name="Standard"><text:s text:c="3"/>1481 ? <text:s text:c="7"/>00:00:00 csd-wacom</text:p>
      <text:p text:style-name="Standard"><text:s text:c="3"/>1483 ? <text:s text:c="7"/>00:00:00 csd-automount</text:p>
      <text:p text:style-name="Standard"><text:s text:c="3"/>1489 ? <text:s text:c="7"/>00:00:00 dbus-daemon</text:p>
      <text:p text:style-name="Standard"><text:s text:c="3"/>1490 ? <text:s text:c="7"/>00:00:00 csd-media-keys</text:p>
      <text:p text:style-name="Standard"><text:s text:c="3"/>1492 ? <text:s text:c="7"/>00:00:00 csd-background</text:p>
      <text:p text:style-name="Standard"><text:s text:c="3"/>1493 ? <text:s text:c="7"/>00:00:00 csd-settings-re</text:p>
      <text:p text:style-name="Standard"><text:s text:c="3"/>1501 ? <text:s text:c="7"/>00:00:00 csd-screensaver</text:p>
      <text:p text:style-name="Standard"><text:s text:c="3"/>1503 ? <text:s text:c="7"/>00:00:00 csd-housekeepin</text:p>
      <text:p text:style-name="Standard"><text:s text:c="3"/>1508 ? <text:s text:c="7"/>00:00:00 csd-xsettings</text:p>
      <text:p text:style-name="Standard"><text:s text:c="3"/>1511 ? <text:s text:c="7"/>00:00:00 csd-print-notif</text:p>
      <text:p text:style-name="Standard"><text:s text:c="3"/>1513 ? <text:s text:c="7"/>00:00:00 csd-color</text:p>
      <text:p text:style-name="Standard"><text:s text:c="3"/>1529 ? <text:s text:c="7"/>00:00:00 dconf-service</text:p>
      <text:p text:style-name="Standard"><text:s text:c="3"/>1544 ? <text:s text:c="7"/>00:00:00 at-spi2-registr</text:p>
      <text:p text:style-name="Standard"><text:s text:c="3"/>1559 ? <text:s text:c="7"/>00:00:00 gvfs-udisks2-vo</text:p>
      <text:p text:style-name="Standard"><text:s text:c="3"/>1573 ? <text:s text:c="7"/>00:00:00 csd-printer</text:p>
      <text:p text:style-name="Standard"><text:s text:c="3"/>1588 ? <text:s text:c="7"/>00:00:00 gvfs-gphoto2-vo</text:p>
      <text:p text:style-name="Standard"><text:s text:c="3"/>1596 ? <text:s text:c="7"/>00:00:00 gvfs-afc-volume</text:p>
      <text:p text:style-name="Standard"><text:s text:c="3"/>1606 ? <text:s text:c="7"/>00:00:00 gvfs-mtp-volume</text:p>
      <text:p text:style-name="Standard"><text:s text:c="3"/>1609 ? <text:s text:c="7"/>00:00:00 cinnamon-launch</text:p>
      <text:p text:style-name="Standard"><text:s text:c="3"/>1614 ? <text:s text:c="7"/>00:00:00 gvfs-goa-volume</text:p>
      <text:p text:style-name="Standard"><text:s text:c="3"/>1619 ? <text:s text:c="7"/>00:00:00 goa-daemon</text:p>
      <text:p text:style-name="Standard"><text:s text:c="3"/>1627 ? <text:s text:c="7"/>00:00:00 goa-identity-se</text:p>
      <text:p text:style-name="Standard"><text:s text:c="3"/>1644 ? <text:s text:c="7"/>00:00:55 cinnamon</text:p>
      <text:p text:style-name="Standard"><text:s text:c="3"/>1668 ? <text:s text:c="7"/>00:00:00 xapp-sn-watcher</text:p>
      <text:p text:style-name="Standard"><text:s text:c="3"/>1699 ? <text:s text:c="7"/>00:00:01 nemo-desktop</text:p>
      <text:p text:style-name="Standard"><text:s text:c="3"/>1700 ? <text:s text:c="7"/>00:00:00 agent</text:p>
      <text:p text:style-name="Standard"><text:s text:c="3"/>1702 ? <text:s text:c="7"/>00:00:00 cinnamon-killer</text:p>
      <text:p text:style-name="Standard"><text:s text:c="3"/>1707 ? <text:s text:c="7"/>00:00:00 blueman-applet</text:p>
      <text:p text:style-name="Standard"><text:s text:c="3"/>1709 ? <text:s text:c="7"/>00:00:00 evolution-alarm</text:p>
      <text:p text:style-name="Standard"><text:s text:c="3"/>1765 ? <text:s text:c="7"/>00:00:00 evolution-sourc</text:p>
      <text:p text:style-name="Standard"><text:s text:c="3"/>1811 ? <text:s text:c="7"/>00:00:00 evolution-calen</text:p>
      <text:p text:style-name="Standard"><text:s text:c="3"/>1812 ? <text:s text:c="7"/>00:00:00 obexd</text:p>
      <text:p text:style-name="Standard"><text:s text:c="3"/>1822 ? <text:s text:c="7"/>00:00:04 blueman-tray</text:p>
      <text:p text:style-name="Standard"><text:s text:c="3"/>1830 ? <text:s text:c="7"/>00:00:00 evolution-addre</text:p>
      <text:p text:style-name="Standard"><text:s text:c="3"/>1881 ? <text:s text:c="7"/>00:00:00 gvfsd-trash</text:p>
      <text:p text:style-name="Standard"><text:s text:c="3"/>1893 ? <text:s text:c="7"/>00:00:00 gvfsd-metadata</text:p>
      <text:p text:style-name="Standard"><text:s text:c="3"/>1924 ? <text:s text:c="7"/>00:03:23 firefox-bin</text:p>
      <text:p text:style-name="Standard"><text:s text:c="3"/>1987 ? <text:s text:c="7"/>00:00:00 Socket Process</text:p>
      <text:p text:style-name="Standard"><text:s text:c="3"/>1990 ? <text:s text:c="7"/>00:00:00 xdg-desktop-por</text:p>
      <text:p text:style-name="Standard"><text:s text:c="3"/>2001 ? <text:s text:c="7"/>00:00:00 xdg-document-po</text:p>
      <text:p text:style-name="Standard"><text:s text:c="3"/>2015 ? <text:s text:c="7"/>00:00:00 xdg-desktop-por</text:p>
      <text:p text:style-name="Standard"><text:s text:c="3"/>2024 ? <text:s text:c="7"/>00:00:00 xdg-desktop-por</text:p>
      <text:p text:style-name="Standard"><text:soft-page-break/><text:s text:c="3"/>2041 ? <text:s text:c="7"/>00:00:14 Privileged Cont</text:p>
      <text:p text:style-name="Standard"><text:s text:c="3"/>2046 ? <text:s text:c="7"/>00:00:00 RDD Process</text:p>
      <text:p text:style-name="Standard"><text:s text:c="3"/>2100 ? <text:s text:c="7"/>00:00:29 WebExtensions</text:p>
      <text:p text:style-name="Standard"><text:s text:c="3"/>2170 ? <text:s text:c="7"/>00:00:01 mintUpdate</text:p>
      <text:p text:style-name="Standard"><text:s text:c="3"/>2178 ? <text:s text:c="7"/>00:00:00 Utility Process</text:p>
      <text:p text:style-name="Standard"><text:s text:c="3"/>2340 ? <text:s text:c="7"/>00:00:00 applet.py</text:p>
      <text:p text:style-name="Standard"><text:s text:c="3"/>2408 ? <text:s text:c="7"/>00:00:17 mintreport-tray</text:p>
      <text:p text:style-name="Standard"><text:s text:c="3"/>2464 ? <text:s text:c="7"/>00:00:57 Isolated Web Co</text:p>
      <text:p text:style-name="Standard"><text:s text:c="3"/>2558 ? <text:s text:c="7"/>00:00:01 Isolated Web Co</text:p>
      <text:p text:style-name="Standard"><text:s text:c="3"/>2608 ? <text:s text:c="7"/>00:00:04 Isolated Web Co</text:p>
      <text:p text:style-name="Standard"><text:s text:c="3"/>2717 ? <text:s text:c="7"/>00:00:03 speech-dispatch</text:p>
      <text:p text:style-name="Standard"><text:s text:c="3"/>2729 ? <text:s text:c="7"/>00:00:00 sd_espeak-ng-mb</text:p>
      <text:p text:style-name="Standard"><text:s text:c="3"/>2733 ? <text:s text:c="7"/>00:00:01 sd_espeak-ng</text:p>
      <text:p text:style-name="Standard"><text:s text:c="3"/>2737 ? <text:s text:c="7"/>00:00:00 sd_dummy</text:p>
      <text:p text:style-name="Standard"><text:s text:c="3"/>2740 ? <text:s text:c="7"/>00:00:00 sd_openjtalk</text:p>
      <text:p text:style-name="Standard"><text:s text:c="3"/>2780 ? <text:s text:c="7"/>00:00:06 gnome-terminal-</text:p>
      <text:p text:style-name="Standard"><text:s text:c="3"/>2788 pts/0 <text:s text:c="3"/>00:00:00 bash</text:p>
      <text:p text:style-name="Standard"><text:s text:c="3"/>2816 ? <text:s text:c="7"/>00:00:11 file:// Content</text:p>
      <text:p text:style-name="Standard"><text:s text:c="3"/>3128 ? <text:s text:c="7"/>00:00:48 Isolated Web Co</text:p>
      <text:p text:style-name="Standard"><text:s text:c="3"/>3183 ? <text:s text:c="7"/>00:00:07 Isolated Web Co</text:p>
      <text:p text:style-name="Standard"><text:s text:c="3"/>3186 ? <text:s text:c="7"/>00:00:05 Isolated Web Co</text:p>
      <text:p text:style-name="Standard"><text:s text:c="3"/>3236 ? <text:s text:c="7"/>00:00:00 Web Content</text:p>
      <text:p text:style-name="Standard"><text:s text:c="3"/>3399 ? <text:s text:c="7"/>00:00:00 Web Content</text:p>
      <text:p text:style-name="Standard"><text:s text:c="3"/>3441 ? <text:s text:c="7"/>00:00:00 Web Content</text:p>
      <text:p text:style-name="Standard"><text:s text:c="3"/>4106 pts/0 <text:s text:c="3"/>00:00:00 ps</text:p>
      <text:p text:style-name="Standard">dina@Dina:~$ ps -u $(whoami) | sed "s/$(whoami)/me/"</text:p>
      <text:p text:style-name="Standard"><text:s text:c="4"/>PID TTY <text:s text:c="9"/>TIME CMD</text:p>
      <text:p text:style-name="Standard"><text:s text:c="3"/>1193 ? <text:s text:c="7"/>00:00:00 systemd</text:p>
      <text:p text:style-name="Standard"><text:s text:c="3"/>1194 ? <text:s text:c="7"/>00:00:00 (sd-pam)</text:p>
      <text:p text:style-name="Standard"><text:s text:c="3"/>1206 ? <text:s text:c="7"/>00:00:00 pipewire</text:p>
      <text:p text:style-name="Standard"><text:s text:c="3"/>1207 ? <text:s text:c="7"/>00:00:00 pipewire</text:p>
      <text:p text:style-name="Standard"><text:s text:c="3"/>1208 ? <text:s text:c="7"/>00:00:00 wireplumber</text:p>
      <text:p text:style-name="Standard"><text:s text:c="3"/>1210 ? <text:s text:c="7"/>00:00:00 pipewire-pulse</text:p>
      <text:p text:style-name="Standard"><text:s text:c="3"/>1211 ? <text:s text:c="7"/>00:00:00 gnome-keyring-d</text:p>
      <text:p text:style-name="Standard"><text:s text:c="3"/>1212 ? <text:s text:c="7"/>00:00:00 dbus-daemon</text:p>
      <text:p text:style-name="Standard"><text:s text:c="3"/>1228 ? <text:s text:c="7"/>00:00:00 gvfsd</text:p>
      <text:p text:style-name="Standard"><text:s text:c="3"/>1230 ? <text:s text:c="7"/>00:00:00 cinnamon-sessio</text:p>
      <text:p text:style-name="Standard"><text:s text:c="3"/>1245 ? <text:s text:c="7"/>00:00:00 gvfsd-fuse</text:p>
      <text:p text:style-name="Standard"><text:s text:c="3"/>1330 ? <text:s text:c="7"/>00:00:00 xdg-permission-</text:p>
      <text:p text:style-name="Standard"><text:s text:c="3"/>1473 ? <text:s text:c="7"/>00:00:00 csd-clipboard</text:p>
      <text:p text:style-name="Standard"><text:s text:c="3"/>1474 ? <text:s text:c="7"/>00:00:00 at-spi-bus-laun</text:p>
      <text:p text:style-name="Standard"><text:s text:c="3"/>1475 ? <text:s text:c="7"/>00:00:00 csd-power</text:p>
      <text:p text:style-name="Standard"><text:s text:c="3"/>1476 ? <text:s text:c="7"/>00:00:00 csd-keyboard</text:p>
      <text:p text:style-name="Standard"><text:s text:c="3"/>1479 ? <text:s text:c="7"/>00:00:00 csd-a11y-settin</text:p>
      <text:p text:style-name="Standard"><text:s text:c="3"/>1481 ? <text:s text:c="7"/>00:00:00 csd-wacom</text:p>
      <text:p text:style-name="Standard"><text:s text:c="3"/>1483 ? <text:s text:c="7"/>00:00:00 csd-automount</text:p>
      <text:p text:style-name="Standard"><text:s text:c="3"/>1489 ? <text:s text:c="7"/>00:00:00 dbus-daemon</text:p>
      <text:p text:style-name="Standard"><text:s text:c="3"/>1490 ? <text:s text:c="7"/>00:00:00 csd-media-keys</text:p>
      <text:p text:style-name="Standard"><text:s text:c="3"/>1492 ? <text:s text:c="7"/>00:00:00 csd-background</text:p>
      <text:p text:style-name="Standard"><text:soft-page-break/><text:s text:c="3"/>1493 ? <text:s text:c="7"/>00:00:00 csd-settings-re</text:p>
      <text:p text:style-name="Standard"><text:s text:c="3"/>1501 ? <text:s text:c="7"/>00:00:00 csd-screensaver</text:p>
      <text:p text:style-name="Standard"><text:s text:c="3"/>1503 ? <text:s text:c="7"/>00:00:00 csd-housekeepin</text:p>
      <text:p text:style-name="Standard"><text:s text:c="3"/>1508 ? <text:s text:c="7"/>00:00:00 csd-xsettings</text:p>
      <text:p text:style-name="Standard"><text:s text:c="3"/>1511 ? <text:s text:c="7"/>00:00:00 csd-print-notif</text:p>
      <text:p text:style-name="Standard"><text:s text:c="3"/>1513 ? <text:s text:c="7"/>00:00:00 csd-color</text:p>
      <text:p text:style-name="Standard"><text:s text:c="3"/>1529 ? <text:s text:c="7"/>00:00:00 dconf-service</text:p>
      <text:p text:style-name="Standard"><text:s text:c="3"/>1544 ? <text:s text:c="7"/>00:00:00 at-spi2-registr</text:p>
      <text:p text:style-name="Standard"><text:s text:c="3"/>1559 ? <text:s text:c="7"/>00:00:00 gvfs-udisks2-vo</text:p>
      <text:p text:style-name="Standard"><text:s text:c="3"/>1573 ? <text:s text:c="7"/>00:00:00 csd-printer</text:p>
      <text:p text:style-name="Standard"><text:s text:c="3"/>1588 ? <text:s text:c="7"/>00:00:00 gvfs-gphoto2-vo</text:p>
      <text:p text:style-name="Standard"><text:s text:c="3"/>1596 ? <text:s text:c="7"/>00:00:00 gvfs-afc-volume</text:p>
      <text:p text:style-name="Standard"><text:s text:c="3"/>1606 ? <text:s text:c="7"/>00:00:00 gvfs-mtp-volume</text:p>
      <text:p text:style-name="Standard"><text:s text:c="3"/>1609 ? <text:s text:c="7"/>00:00:00 cinnamon-launch</text:p>
      <text:p text:style-name="Standard"><text:s text:c="3"/>1614 ? <text:s text:c="7"/>00:00:00 gvfs-goa-volume</text:p>
      <text:p text:style-name="Standard"><text:s text:c="3"/>1619 ? <text:s text:c="7"/>00:00:00 goa-daemon</text:p>
      <text:p text:style-name="Standard"><text:s text:c="3"/>1627 ? <text:s text:c="7"/>00:00:00 goa-identity-se</text:p>
      <text:p text:style-name="Standard"><text:s text:c="3"/>1644 ? <text:s text:c="7"/>00:00:57 cinnamon</text:p>
      <text:p text:style-name="Standard"><text:s text:c="3"/>1668 ? <text:s text:c="7"/>00:00:00 xapp-sn-watcher</text:p>
      <text:p text:style-name="Standard"><text:s text:c="3"/>1699 ? <text:s text:c="7"/>00:00:01 nemo-desktop</text:p>
      <text:p text:style-name="Standard"><text:s text:c="3"/>1700 ? <text:s text:c="7"/>00:00:00 agent</text:p>
      <text:p text:style-name="Standard"><text:s text:c="3"/>1702 ? <text:s text:c="7"/>00:00:00 cinnamon-killer</text:p>
      <text:p text:style-name="Standard"><text:s text:c="3"/>1707 ? <text:s text:c="7"/>00:00:00 blueman-applet</text:p>
      <text:p text:style-name="Standard"><text:s text:c="3"/>1709 ? <text:s text:c="7"/>00:00:00 evolution-alarm</text:p>
      <text:p text:style-name="Standard"><text:s text:c="3"/>1765 ? <text:s text:c="7"/>00:00:00 evolution-sourc</text:p>
      <text:p text:style-name="Standard"><text:s text:c="3"/>1811 ? <text:s text:c="7"/>00:00:00 evolution-calen</text:p>
      <text:p text:style-name="Standard"><text:s text:c="3"/>1812 ? <text:s text:c="7"/>00:00:00 obexd</text:p>
      <text:p text:style-name="Standard"><text:s text:c="3"/>1822 ? <text:s text:c="7"/>00:00:05 blueman-tray</text:p>
      <text:p text:style-name="Standard"><text:s text:c="3"/>1830 ? <text:s text:c="7"/>00:00:00 evolution-addre</text:p>
      <text:p text:style-name="Standard"><text:s text:c="3"/>1881 ? <text:s text:c="7"/>00:00:00 gvfsd-trash</text:p>
      <text:p text:style-name="Standard"><text:s text:c="3"/>1893 ? <text:s text:c="7"/>00:00:00 gvfsd-metadata</text:p>
      <text:p text:style-name="Standard"><text:s text:c="3"/>1924 ? <text:s text:c="7"/>00:03:30 firefox-bin</text:p>
      <text:p text:style-name="Standard"><text:s text:c="3"/>1987 ? <text:s text:c="7"/>00:00:00 Socket Process</text:p>
      <text:p text:style-name="Standard"><text:s text:c="3"/>1990 ? <text:s text:c="7"/>00:00:00 xdg-desktop-por</text:p>
      <text:p text:style-name="Standard"><text:s text:c="3"/>2001 ? <text:s text:c="7"/>00:00:00 xdg-document-po</text:p>
      <text:p text:style-name="Standard"><text:s text:c="3"/>2015 ? <text:s text:c="7"/>00:00:00 xdg-desktop-por</text:p>
      <text:p text:style-name="Standard"><text:s text:c="3"/>2024 ? <text:s text:c="7"/>00:00:00 xdg-desktop-por</text:p>
      <text:p text:style-name="Standard"><text:s text:c="3"/>2041 ? <text:s text:c="7"/>00:00:14 Privileged Cont</text:p>
      <text:p text:style-name="Standard"><text:s text:c="3"/>2046 ? <text:s text:c="7"/>00:00:00 RDD Process</text:p>
      <text:p text:style-name="Standard"><text:s text:c="3"/>2100 ? <text:s text:c="7"/>00:00:29 WebExtensions</text:p>
      <text:p text:style-name="Standard"><text:s text:c="3"/>2170 ? <text:s text:c="7"/>00:00:01 mintUpdate</text:p>
      <text:p text:style-name="Standard"><text:s text:c="3"/>2178 ? <text:s text:c="7"/>00:00:00 Utility Process</text:p>
      <text:p text:style-name="Standard"><text:s text:c="3"/>2340 ? <text:s text:c="7"/>00:00:00 applet.py</text:p>
      <text:p text:style-name="Standard"><text:s text:c="3"/>2408 ? <text:s text:c="7"/>00:00:23 mintreport-tray</text:p>
      <text:p text:style-name="Standard"><text:s text:c="3"/>2464 ? <text:s text:c="7"/>00:01:03 Isolated Web Co</text:p>
      <text:p text:style-name="Standard"><text:s text:c="3"/>2558 ? <text:s text:c="7"/>00:00:01 Isolated Web Co</text:p>
      <text:p text:style-name="Standard"><text:s text:c="3"/>2608 ? <text:s text:c="7"/>00:00:05 Isolated Web Co</text:p>
      <text:p text:style-name="Standard"><text:s text:c="3"/>2717 ? <text:s text:c="7"/>00:00:03 speech-dispatch</text:p>
      <text:p text:style-name="Standard"><text:s text:c="3"/>2729 ? <text:s text:c="7"/>00:00:00 sd_espeak-ng-mb</text:p>
      <text:p text:style-name="Standard"><text:soft-page-break/><text:s text:c="3"/>2733 ? <text:s text:c="7"/>00:00:01 sd_espeak-ng</text:p>
      <text:p text:style-name="Standard"><text:s text:c="3"/>2737 ? <text:s text:c="7"/>00:00:00 sd_dummy</text:p>
      <text:p text:style-name="Standard"><text:s text:c="3"/>2740 ? <text:s text:c="7"/>00:00:00 sd_openjtalk</text:p>
      <text:p text:style-name="Standard"><text:s text:c="3"/>2780 ? <text:s text:c="7"/>00:00:07 gnome-terminal-</text:p>
      <text:p text:style-name="Standard"><text:s text:c="3"/>2788 pts/0 <text:s text:c="3"/>00:00:00 bash</text:p>
      <text:p text:style-name="Standard"><text:s text:c="3"/>2816 ? <text:s text:c="7"/>00:00:12 file:// Content</text:p>
      <text:p text:style-name="Standard"><text:s text:c="3"/>3128 ? <text:s text:c="7"/>00:00:50 Isolated Web Co</text:p>
      <text:p text:style-name="Standard"><text:s text:c="3"/>3183 ? <text:s text:c="7"/>00:00:08 Isolated Web Co</text:p>
      <text:p text:style-name="Standard"><text:s text:c="3"/>3186 ? <text:s text:c="7"/>00:00:07 Isolated Web Co</text:p>
      <text:p text:style-name="Standard"><text:s text:c="3"/>3236 ? <text:s text:c="7"/>00:00:00 Web Content</text:p>
      <text:p text:style-name="Standard"><text:s text:c="3"/>3399 ? <text:s text:c="7"/>00:00:00 Web Content</text:p>
      <text:p text:style-name="Standard"><text:s text:c="3"/>3441 ? <text:s text:c="7"/>00:00:00 Web Content</text:p>
      <text:p text:style-name="Standard"><text:s text:c="3"/>4283 pts/0 <text:s text:c="3"/>00:00:00 ps</text:p>
      <text:p text:style-name="Standard"><text:s text:c="3"/>4284 pts/0 <text:s text:c="3"/>00:00:00 sed</text:p>
      <text:p text:style-name="Standard">dina@Dina:~$ who | awk '{print $1}' | sort | uniq</text:p>
      <text:p text:style-name="Standard">dina</text:p>
      <text:p text:style-name="Standard">dina@Dina:~$ awk/etc/passwd</text:p>
      <text:p text:style-name="Standard">bash: awk/etc/passwd: No such file or directory</text:p>
      <text:p text:style-name="Standard">dina@Dina:~$ awk</text:p>
      <text:p text:style-name="Standard">Usage: mawk [Options] [Program] [file ...]</text:p>
      <text:p text:style-name="Standard"/>
      <text:p text:style-name="Standard">Program:</text:p>
      <text:p text:style-name="Standard"><text:s text:c="4"/>The -f option value is the name of a file containing program text.</text:p>
      <text:p text:style-name="Standard"><text:s text:c="4"/>If no -f option is given, a "--" ends option processing; the following</text:p>
      <text:p text:style-name="Standard"><text:s text:c="4"/>parameters are the program text.</text:p>
      <text:p text:style-name="Standard"/>
      <text:p text:style-name="Standard">Options:</text:p>
      <text:p text:style-name="Standard"><text:s text:c="4"/>-f program-file <text:s/>Program <text:s/>text is read from file instead of from the</text:p>
      <text:p text:style-name="Standard"><text:s text:c="21"/>command-line. <text:s/>Multiple -f options are accepted.</text:p>
      <text:p text:style-name="Standard"><text:s text:c="4"/>-F value <text:s text:c="8"/>sets the field separator, FS, to value.</text:p>
      <text:p text:style-name="Standard"><text:s text:c="4"/>-v var=value <text:s text:c="4"/>assigns value to program variable var.</text:p>
      <text:p text:style-name="Standard"><text:s text:c="4"/>-- <text:s text:c="14"/>unambiguous end of options.</text:p>
      <text:p text:style-name="Standard"/>
      <text:p text:style-name="Standard"><text:s text:c="4"/>Implementation-specific options are prefixed with "-W". <text:s/>They can be</text:p>
      <text:p text:style-name="Standard"><text:s text:c="4"/>abbreviated:</text:p>
      <text:p text:style-name="Standard"/>
      <text:p text:style-name="Standard"><text:s text:c="4"/>-W version <text:s text:c="6"/>show version information and exit.</text:p>
      <text:p text:style-name="Standard"><text:s text:c="4"/>-W compat <text:s text:c="7"/>pre-POSIX 2001.</text:p>
      <text:p text:style-name="Standard"><text:s text:c="4"/>-W dump <text:s text:c="9"/>show assembler-like listing of program and exit.</text:p>
      <text:p text:style-name="Standard"><text:s text:c="4"/>-W help <text:s text:c="9"/>show this message and exit.</text:p>
      <text:p text:style-name="Standard"><text:s text:c="4"/>-W interactive <text:s text:c="2"/>set unbuffered output, line-buffered input.</text:p>
      <text:p text:style-name="Standard"><text:s text:c="4"/>-W exec file <text:s text:c="4"/>use file as program as well as last option.</text:p>
      <text:p text:style-name="Standard"><text:s text:c="4"/>-W posix <text:s text:c="8"/>stricter POSIX checking.</text:p>
      <text:p text:style-name="Standard"><text:s text:c="4"/>-W random=number set initial random seed.</text:p>
      <text:p text:style-name="Standard"><text:s text:c="4"/>-W sprintf=number adjust size of sprintf buffer.</text:p>
      <text:p text:style-name="Standard"><text:s text:c="4"/>-W usage <text:s text:c="8"/>show this message and exit.</text:p>
      <text:p text:style-name="Standard">dina@Dina:~$ sort</text:p>
      <text:p text:style-name="Standard">uniq</text:p>
      <text:p text:style-name="Standard">q</text:p>
      <text:p text:style-name="Standard"><text:soft-page-break/>cd</text:p>
      <text:p text:style-name="Standard">who | awk "{print $1} | sort | uniq</text:p>
      <text:p text:style-name="Standard">^C</text:p>
      <text:p text:style-name="Standard">dina@Dina:~$ awk -F: '{print $1, $7}' /etc/passwd</text:p>
      <text:p text:style-name="Standard">root /bin/bash</text:p>
      <text:p text:style-name="Standard">daemon /usr/sbin/nologin</text:p>
      <text:p text:style-name="Standard">bin /usr/sbin/nologin</text:p>
      <text:p text:style-name="Standard">sys /usr/sbin/nologin</text:p>
      <text:p text:style-name="Standard">sync /bin/sync</text:p>
      <text:p text:style-name="Standard">games /usr/sbin/nologin</text:p>
      <text:p text:style-name="Standard">man /usr/sbin/nologin</text:p>
      <text:p text:style-name="Standard">lp /usr/sbin/nologin</text:p>
      <text:p text:style-name="Standard">mail /usr/sbin/nologin</text:p>
      <text:p text:style-name="Standard">news /usr/sbin/nologin</text:p>
      <text:p text:style-name="Standard">uucp /usr/sbin/nologin</text:p>
      <text:p text:style-name="Standard">proxy /usr/sbin/nologin</text:p>
      <text:p text:style-name="Standard">www-data /usr/sbin/nologin</text:p>
      <text:p text:style-name="Standard">backup /usr/sbin/nologin</text:p>
      <text:p text:style-name="Standard">list /usr/sbin/nologin</text:p>
      <text:p text:style-name="Standard">irc /usr/sbin/nologin</text:p>
      <text:p text:style-name="Standard">_apt /usr/sbin/nologin</text:p>
      <text:p text:style-name="Standard">nobody /usr/sbin/nologin</text:p>
      <text:p text:style-name="Standard">systemd-network /usr/sbin/nologin</text:p>
      <text:p text:style-name="Standard">systemd-timesync /usr/sbin/nologin</text:p>
      <text:p text:style-name="Standard">dhcpcd /bin/false</text:p>
      <text:p text:style-name="Standard">messagebus /usr/sbin/nologin</text:p>
      <text:p text:style-name="Standard">syslog /usr/sbin/nologin</text:p>
      <text:p text:style-name="Standard">systemd-resolve /usr/sbin/nologin</text:p>
      <text:p text:style-name="Standard">polkitd /usr/sbin/nologin</text:p>
      <text:p text:style-name="Standard">usbmux /usr/sbin/nologin</text:p>
      <text:p text:style-name="Standard">tss /bin/false</text:p>
      <text:p text:style-name="Standard">rtkit /usr/sbin/nologin</text:p>
      <text:p text:style-name="Standard">systemd-coredump /usr/sbin/nologin</text:p>
      <text:p text:style-name="Standard">uuidd /usr/sbin/nologin</text:p>
      <text:p text:style-name="Standard">cups-pk-helper /usr/sbin/nologin</text:p>
      <text:p text:style-name="Standard">avahi-autoipd /usr/sbin/nologin</text:p>
      <text:p text:style-name="Standard">kernoops /usr/sbin/nologin</text:p>
      <text:p text:style-name="Standard">avahi /usr/sbin/nologin</text:p>
      <text:p text:style-name="Standard">dnsmasq /usr/sbin/nologin</text:p>
      <text:p text:style-name="Standard">_flatpak /usr/sbin/nologin</text:p>
      <text:p text:style-name="Standard">nm-openvpn /usr/sbin/nologin</text:p>
      <text:p text:style-name="Standard">lightdm /bin/false</text:p>
      <text:p text:style-name="Standard">tcpdump /usr/sbin/nologin</text:p>
      <text:p text:style-name="Standard">speech-dispatcher /bin/false</text:p>
      <text:p text:style-name="Standard">fwupd-refresh /usr/sbin/nologin</text:p>
      <text:p text:style-name="Standard">geoclue /usr/sbin/nologin</text:p>
      <text:p text:style-name="Standard">cups-browsed /usr/sbin/nologin</text:p>
      <text:p text:style-name="Standard">saned /usr/sbin/nologin</text:p>
      <text:p text:style-name="Standard">hplip /bin/false</text:p>
      <text:p text:style-name="Standard"><text:soft-page-break/>colord /usr/sbin/nologin</text:p>
      <text:p text:style-name="Standard">dina /bin/bash</text:p>
      <text:p text:style-name="Standard">dina@Dina:~$ awk '{ print $1 " " $2 }' cricket.dat</text:p>
      <text:p text:style-name="Standard">awk: cannot open "cricket.dat" (No such file or directory)</text:p>
      <text:p text:style-name="Standard">dina@Dina:~$ awk '{ print $1 " " $2 }' </text:p>
      <text:p text:style-name="Standard">awk -f cricket.awk cricket.dat &gt; scores.out</text:p>
      <text:p text:style-name="Standard">awk -f</text:p>
      <text:p text:style-name="Standard">make</text:p>
      <text:p text:style-name="Standard">make </text:p>
      <text:p text:style-name="Standard">^C</text:p>
      <text:p text:style-name="Standard">dina@Dina:~$ make</text:p>
      <text:p text:style-name="Standard">make: *** No targets specified and no makefile found. <text:s/>Stop.</text:p>
      <text:p text:style-name="Standard">dina@Dina:~$ scores.out</text:p>
      <text:p text:style-name="Standard">scores.out: command not found</text:p>
      <text:p text:style-name="Standard">dina@Dina:~$ awk -f cricket.awk cricket.dat &gt; scores.out</text:p>
      <text:p text:style-name="Standard">awk: cannot open "cricket.awk" (No such file or directory)</text:p>
      <text:p text:style-name="Standard">dina@Dina:~$ cvs</text:p>
      <text:p text:style-name="Standard">Command 'cvs' not found, but can be installed with:</text:p>
      <text:p text:style-name="Standard">sudo apt install cvs</text:p>
      <text:p text:style-name="Standard">dina@Dina:~$ sudo apt install cvs</text:p>
      <text:p text:style-name="Standard">[sudo] password for dina: <text:s text:c="6"/>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Suggested packages:</text:p>
      <text:p text:style-name="Standard"><text:s text:c="2"/>mksh rcs</text:p>
      <text:p text:style-name="Standard">The following NEW packages will be installed:</text:p>
      <text:p text:style-name="Standard"><text:s text:c="2"/>cvs</text:p>
      <text:p text:style-name="Standard">0 upgraded, 1 newly installed, 0 to remove and 0 not upgraded.</text:p>
      <text:p text:style-name="Standard">Need to get 2,532 kB of archives.</text:p>
      <text:p text:style-name="Standard">After this operation, 4,871 kB of additional disk space will be used.</text:p>
      <text:p text:style-name="Standard">Get:1 http://archive.ubuntu.com/ubuntu noble/universe amd64 cvs amd64 2:1.12.13+real-30build1 [2,532 kB]</text:p>
      <text:p text:style-name="Standard">Fetched 2,532 kB in 2s (1,344 kB/s)</text:p>
      <text:p text:style-name="Standard">Selecting previously unselected package cvs.</text:p>
      <text:p text:style-name="Standard">(Reading database ... 502036 files and directories currently installed.)</text:p>
      <text:p text:style-name="Standard">Preparing to unpack .../cvs_2%3a1.12.13+real-30build1_amd64.deb ...</text:p>
      <text:p text:style-name="Standard">Unpacking cvs (2:1.12.13+real-30build1) ...</text:p>
      <text:p text:style-name="Standard">Setting up cvs (2:1.12.13+real-30build1) ...</text:p>
      <text:p text:style-name="Standard">info: Selecting GID from range 100 to 999 ...</text:p>
      <text:p text:style-name="Standard">info: Adding group `_cvsadmin' (GID 126) ...</text:p>
      <text:p text:style-name="Standard">Processing triggers for install-info (7.1-3build2) ...</text:p>
      <text:p text:style-name="Standard">Processing triggers for man-db (2.12.0-4build2) ...</text:p>
      <text:p text:style-name="Standard">dina@Dina:~$ cvs remove file</text:p>
      <text:p text:style-name="Standard">cvs remove: No CVSROOT specified! <text:s/>Please use the `-d' option</text:p>
      <text:p text:style-name="Standard">cvs [remove aborted]: or set the CVSROOT environment variable.</text:p>
      <text:p text:style-name="Standard">dina@Dina:~$ cvs commit</text:p>
      <text:p text:style-name="Standard">cvs commit: No CVSROOT specified! <text:s/>Please use the `-d' option</text:p>
      <text:p text:style-name="Standard">cvs [commit aborted]: or set the CVSROOT environment variable.</text:p>
      <text:p text:style-name="Standard"><text:soft-page-break/>dina@Dina:~$ ./configure</text:p>
      <text:p text:style-name="Standard">bash: ./configure: No such file or directory</text:p>
      <text:p text:style-name="Standard">dina@Dina:~$ make</text:p>
      <text:p text:style-name="Standard">make: *** No targets specified and no makefile found. <text:s/>Stop.</text:p>
      <text:p text:style-name="Standard">dina@Dina:~$ make install</text:p>
      <text:p text:style-name="Standard">make: *** No rule to make target 'install'. <text:s/>Stop.</text:p>
      <text:p text:style-name="Standard">dina@Dina:~$ makefile</text:p>
      <text:p text:style-name="Standard">makefile: command not found</text:p>
      <text:p text:style-name="Standard">dina@Dina:~$ configure</text:p>
      <text:p text:style-name="Standard">configure: command not found</text:p>
      <text:p text:style-name="Standard">dina@Dina:~$ cat &gt; hello.c</text:p>
      <text:p text:style-name="Standard">int main() {</text:p>
      <text:p text:style-name="Standard">printf("hello world!\n");</text:p>
      <text:p text:style-name="Standard">return 0;</text:p>
      <text:p text:style-name="Standard">^C</text:p>
      <text:p text:style-name="Standard">dina@Dina:~$ int() {</text:p>
      <text:p text:style-name="Standard">&gt; printf("Hello, World!\n");</text:p>
      <text:p text:style-name="Standard">bash: !\n: event not found</text:p>
      <text:p text:style-name="Standard">&gt; ^C</text:p>
      <text:p text:style-name="Standard">dina@Dina:~$ include &lt;stdio.h&gt;</text:p>
      <text:p text:style-name="Standard">bash: syntax error near unexpected token `newline'</text:p>
      <text:p text:style-name="Standard">dina@Dina:~$ &lt;stdio.h&gt;</text:p>
      <text:p text:style-name="Standard">bash: syntax error near unexpected token `newline'</text:p>
      <text:p text:style-name="Standard">dina@Dina:~$ ^C</text:p>
      <text:p text:style-name="Standard">dina@Dina:~$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23:06:58.775619141</meta:creation-date>
    <dc:date>2025-02-12T23:08:34.716526220</dc:date>
    <meta:editing-duration>PT1M37S</meta:editing-duration>
    <meta:editing-cycles>1</meta:editing-cycles>
    <meta:document-statistic meta:table-count="0" meta:image-count="0" meta:object-count="0" meta:page-count="16" meta:paragraph-count="733" meta:word-count="4439" meta:character-count="37799" meta:non-whitespace-character-count="31711"/>
    <meta:generator>LibreOffice/24.2.7.2$Linux_X86_64 LibreOffice_project/420$Build-2</meta:generator>
  </office:meta>
</office:document-meta>
</file>